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6" style:family="table">
      <style:table-properties style:width="5.5597in" table:align="center"/>
    </style:style>
    <style:style style:name="Table6.A" style:family="table-column">
      <style:table-column-properties style:column-width="1.8118in"/>
    </style:style>
    <style:style style:name="Table6.B" style:family="table-column">
      <style:table-column-properties style:column-width="1.0646in"/>
    </style:style>
    <style:style style:name="Table6.C" style:family="table-column">
      <style:table-column-properties style:column-width="2.6833in"/>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officeooo:rsid="002834ed" officeooo:paragraph-rsid="002834ed"/>
    </style:style>
    <style:style style:name="P3" style:family="paragraph" style:parent-style-name="Text_20_body">
      <style:text-properties officeooo:rsid="00314658" officeooo:paragraph-rsid="00314658"/>
    </style:style>
    <style:style style:name="P4" style:family="paragraph" style:parent-style-name="Text_20_body">
      <style:text-properties officeooo:rsid="00314658" officeooo:paragraph-rsid="004a6d3b"/>
    </style:style>
    <style:style style:name="P5" style:family="paragraph" style:parent-style-name="Text_20_body">
      <style:text-properties officeooo:rsid="004f0ae0" officeooo:paragraph-rsid="0059d61f"/>
    </style:style>
    <style:style style:name="P6" style:family="paragraph" style:parent-style-name="Text_20_body">
      <style:text-properties officeooo:rsid="005bd612" officeooo:paragraph-rsid="005bd612"/>
    </style:style>
    <style:style style:name="P7" style:family="paragraph" style:parent-style-name="Text_20_body">
      <style:paragraph-properties fo:text-align="center" style:justify-single-word="false"/>
      <style:text-properties style:font-name="Courier New" officeooo:rsid="004fe52c" officeooo:paragraph-rsid="0059d61f"/>
    </style:style>
    <style:style style:name="P8" style:family="paragraph" style:parent-style-name="Text_20_body">
      <style:text-properties officeooo:rsid="00651363" officeooo:paragraph-rsid="00651363"/>
    </style:style>
    <style:style style:name="P9" style:family="paragraph" style:parent-style-name="Text_20_body">
      <style:text-properties officeooo:rsid="00861ef3" officeooo:paragraph-rsid="00861ef3"/>
    </style:style>
    <style:style style:name="P10" style:family="paragraph" style:parent-style-name="Text_20_body">
      <style:text-properties officeooo:rsid="0088c5ea" officeooo:paragraph-rsid="0088c5ea"/>
    </style:style>
    <style:style style:name="P11" style:family="paragraph" style:parent-style-name="Text_20_body">
      <style:text-properties officeooo:rsid="0089d80a" officeooo:paragraph-rsid="0089d80a"/>
    </style:style>
    <style:style style:name="P12" style:family="paragraph" style:parent-style-name="Text_20_body">
      <style:text-properties officeooo:rsid="008d6310" officeooo:paragraph-rsid="008d6310"/>
    </style:style>
    <style:style style:name="P13" style:family="paragraph" style:parent-style-name="Text_20_body">
      <style:text-properties style:text-underline-style="none" officeooo:rsid="00925e5e"/>
    </style:style>
    <style:style style:name="P14" style:family="paragraph" style:parent-style-name="Text_20_body">
      <style:text-properties style:text-underline-style="none" fo:font-weight="bold" officeooo:rsid="00925e5e" officeooo:paragraph-rsid="00925e5e" style:font-weight-asian="bold" style:font-weight-complex="bold"/>
    </style:style>
    <style:style style:name="P15" style:family="paragraph" style:parent-style-name="Text_20_body">
      <style:paragraph-properties fo:line-height="100%"/>
      <style:text-properties fo:font-weight="bold" officeooo:rsid="00ac5871" officeooo:paragraph-rsid="00ac5871" style:font-weight-asian="bold" style:font-weight-complex="bold"/>
    </style:style>
    <style:style style:name="P16" style:family="paragraph" style:parent-style-name="Text_20_body">
      <style:paragraph-properties fo:line-height="100%"/>
      <style:text-properties fo:font-weight="bold" officeooo:rsid="00ac5871" officeooo:paragraph-rsid="00b15ff1" style:font-weight-asian="bold" style:font-weight-complex="bold"/>
    </style:style>
    <style:style style:name="P17" style:family="paragraph" style:parent-style-name="Text_20_body">
      <style:paragraph-properties fo:line-height="100%"/>
    </style:style>
    <style:style style:name="P18" style:family="paragraph" style:parent-style-name="Text_20_body">
      <style:text-properties officeooo:rsid="00834183" officeooo:paragraph-rsid="00d8a196"/>
    </style:style>
    <style:style style:name="P19" style:family="paragraph" style:parent-style-name="Text_20_body">
      <style:text-properties officeooo:paragraph-rsid="0092dcbf"/>
    </style:style>
    <style:style style:name="P20" style:family="paragraph" style:parent-style-name="Text_20_body">
      <style:text-properties officeooo:rsid="00e985f8" officeooo:paragraph-rsid="00e985f8"/>
    </style:style>
    <style:style style:name="P21" style:family="paragraph" style:parent-style-name="Text_20_body">
      <style:paragraph-properties fo:margin-left="1.4772in" fo:margin-right="0in" fo:text-indent="0in" style:auto-text-indent="false"/>
      <style:text-properties officeooo:paragraph-rsid="0092dcbf"/>
    </style:style>
    <style:style style:name="P22" style:family="paragraph" style:parent-style-name="Text_20_body">
      <style:paragraph-properties fo:margin-left="1.4772in" fo:margin-right="0in" fo:text-indent="0in" style:auto-text-indent="false"/>
      <style:text-properties style:text-underline-style="none" fo:font-weight="normal" officeooo:rsid="00925e5e" officeooo:paragraph-rsid="0092dcbf" style:font-weight-asian="normal" style:font-weight-complex="normal"/>
    </style:style>
    <style:style style:name="P23" style:family="paragraph" style:parent-style-name="Text_20_body">
      <style:paragraph-properties fo:margin-left="1.4772in" fo:margin-right="0in" fo:text-indent="0in" style:auto-text-indent="false"/>
      <style:text-properties style:text-underline-style="none" fo:font-weight="normal" officeooo:rsid="0092dcbf" officeooo:paragraph-rsid="0092dcbf" style:font-weight-asian="normal" style:font-weight-complex="normal"/>
    </style:style>
    <style:style style:name="P24" style:family="paragraph" style:parent-style-name="Text_20_body">
      <style:paragraph-properties fo:margin-left="1.4772in" fo:margin-right="0in" fo:line-height="100%" fo:text-indent="0in" style:auto-text-indent="false"/>
      <style:text-properties fo:font-weight="bold" officeooo:rsid="00ac5871" officeooo:paragraph-rsid="00ac5871" style:font-weight-asian="bold" style:font-weight-complex="bold"/>
    </style:style>
    <style:style style:name="P25" style:family="paragraph" style:parent-style-name="Text_20_body">
      <style:paragraph-properties fo:margin-left="1.4772in" fo:margin-right="0in" fo:line-height="100%" fo:text-indent="0in" style:auto-text-indent="false"/>
      <style:text-properties fo:font-weight="bold" officeooo:rsid="00ac5871" officeooo:paragraph-rsid="00b69f49" style:font-weight-asian="bold" style:font-weight-complex="bold"/>
    </style:style>
    <style:style style:name="P26" style:family="paragraph" style:parent-style-name="Text_20_body">
      <style:paragraph-properties fo:margin-left="1.4772in" fo:margin-right="0in" fo:line-height="100%" fo:text-indent="0in" style:auto-text-indent="false"/>
      <style:text-properties style:font-name="Courier New" officeooo:rsid="00ad0942" officeooo:paragraph-rsid="00ad0942"/>
    </style:style>
    <style:style style:name="P27" style:family="paragraph" style:parent-style-name="Text_20_body">
      <style:paragraph-properties fo:margin-left="1.4772in" fo:margin-right="0in" fo:line-height="100%" fo:text-indent="0in" style:auto-text-indent="false"/>
      <style:text-properties style:font-name="Courier New" officeooo:rsid="00ad0942" officeooo:paragraph-rsid="00af2eaf"/>
    </style:style>
    <style:style style:name="P28" style:family="paragraph" style:parent-style-name="Text_20_body">
      <style:paragraph-properties fo:margin-left="1.4772in" fo:margin-right="0in" fo:line-height="100%" fo:text-indent="0in" style:auto-text-indent="false"/>
      <style:text-properties style:font-name="Courier New" officeooo:rsid="00ad0942" officeooo:paragraph-rsid="00b227a6"/>
    </style:style>
    <style:style style:name="P29" style:family="paragraph" style:parent-style-name="Text_20_body">
      <style:paragraph-properties fo:margin-left="1.4772in" fo:margin-right="0in" fo:line-height="100%" fo:text-indent="0in" style:auto-text-indent="false"/>
      <style:text-properties style:font-name="Courier New" officeooo:rsid="00ad0942" officeooo:paragraph-rsid="00b2ab33"/>
    </style:style>
    <style:style style:name="P30" style:family="paragraph" style:parent-style-name="Text_20_body">
      <style:paragraph-properties fo:margin-left="1.4772in" fo:margin-right="0in" fo:line-height="100%" fo:text-indent="0in" style:auto-text-indent="false"/>
      <style:text-properties style:font-name="Courier New" officeooo:paragraph-rsid="003f0174"/>
    </style:style>
    <style:style style:name="P31" style:family="paragraph" style:parent-style-name="Text_20_body">
      <style:paragraph-properties fo:margin-left="1.4772in" fo:margin-right="0in" fo:line-height="100%" fo:text-indent="0in" style:auto-text-indent="false"/>
      <style:text-properties style:font-name="Courier New" officeooo:paragraph-rsid="00af2eaf"/>
    </style:style>
    <style:style style:name="P32" style:family="paragraph" style:parent-style-name="Text_20_body">
      <style:paragraph-properties fo:margin-left="1.4772in" fo:margin-right="0in" fo:line-height="100%" fo:text-indent="0in" style:auto-text-indent="false"/>
      <style:text-properties fo:font-weight="normal" officeooo:rsid="00ac5871" officeooo:paragraph-rsid="00ac5871" style:font-weight-asian="normal" style:font-weight-complex="normal"/>
    </style:style>
    <style:style style:name="P33" style:family="paragraph" style:parent-style-name="Text_20_body">
      <style:paragraph-properties fo:margin-left="1.4772in" fo:margin-right="0in" fo:line-height="100%" fo:text-indent="0in" style:auto-text-indent="false"/>
      <style:text-properties fo:font-weight="normal" officeooo:rsid="00ac5871" officeooo:paragraph-rsid="00b69f49" style:font-weight-asian="normal" style:font-weight-complex="normal"/>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ede07" officeooo:paragraph-rsid="009ede0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9d1c94" officeooo:paragraph-rsid="009d1c94"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9d1c94" officeooo:paragraph-rsid="009d6a54"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paragraph-properties fo:margin-left="0.9846in" fo:margin-right="0in" fo:text-indent="0in" style:auto-text-indent="false"/>
      <style:text-properties fo:font-weight="bold" style:font-weight-asian="bold" style:font-weight-complex="bold"/>
    </style:style>
    <style:style style:name="P38"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bold" officeooo:paragraph-rsid="009d6a54"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paragraph-properties fo:margin-left="0in" fo:margin-right="0in" fo:text-align="center" style:justify-single-word="false" fo:text-indent="0in" style:auto-text-indent="false"/>
      <style:text-properties fo:font-size="13pt" fo:font-weight="bold" officeooo:paragraph-rsid="00a1b880" style:font-size-asian="13pt" style:font-weight-asian="bold" style:font-size-complex="13pt" style:font-weight-complex="bold"/>
    </style:style>
    <style:style style:name="P40" style:family="paragraph" style:parent-style-name="Text_20_body">
      <style:paragraph-properties fo:margin-left="0in" fo:margin-right="0in" fo:text-align="center" style:justify-single-word="false" fo:text-indent="0in" style:auto-text-indent="false"/>
      <style:text-properties fo:font-size="12pt" fo:font-weight="normal" officeooo:rsid="00b75f0a" officeooo:paragraph-rsid="00b89b15" style:font-size-asian="12pt" style:font-weight-asian="normal" style:font-size-complex="12pt" style:font-weight-complex="normal"/>
    </style:style>
    <style:style style:name="P41" style:family="paragraph" style:parent-style-name="Text_20_body">
      <style:paragraph-properties fo:margin-left="0in" fo:margin-right="0in" fo:text-align="start" style:justify-single-word="false" fo:text-indent="0in" style:auto-text-indent="false"/>
      <style:text-properties fo:font-size="12pt" fo:font-weight="normal" officeooo:rsid="00b75f0a" officeooo:paragraph-rsid="00baa891" style:font-size-asian="12pt" style:font-weight-asian="normal" style:font-size-complex="12pt" style:font-weight-complex="normal"/>
    </style:style>
    <style:style style:name="P42" style:family="paragraph" style:parent-style-name="Text_20_body">
      <style:paragraph-properties fo:margin-left="0in" fo:margin-right="0in" fo:text-align="start" style:justify-single-word="false" fo:text-indent="0in" style:auto-text-indent="false"/>
      <style:text-properties fo:font-size="12pt" officeooo:paragraph-rsid="00bb10fa" style:font-size-asian="12pt" style:font-size-complex="12pt"/>
    </style:style>
    <style:style style:name="P43" style:family="paragraph" style:parent-style-name="Title">
      <style:text-properties fo:font-size="16pt" officeooo:rsid="0018285b" style:font-size-asian="16pt" style:font-size-complex="16pt"/>
    </style:style>
    <style:style style:name="P44" style:family="paragraph" style:parent-style-name="Title">
      <style:text-properties fo:font-size="16pt" officeooo:paragraph-rsid="00c227a6" style:font-size-asian="16pt" style:font-size-complex="16pt"/>
    </style:style>
    <style:style style:name="P45" style:family="paragraph" style:parent-style-name="Title">
      <style:text-properties fo:font-size="16pt" officeooo:rsid="00c227a6" officeooo:paragraph-rsid="00c227a6" style:font-size-asian="16pt" style:font-size-complex="16pt"/>
    </style:style>
    <style:style style:name="P46" style:family="paragraph" style:parent-style-name="Text_20_body">
      <style:paragraph-properties fo:margin-left="0.5in" fo:margin-right="0in" fo:text-indent="0in" style:auto-text-indent="false"/>
      <style:text-properties officeooo:rsid="00c77b31" officeooo:paragraph-rsid="00c77b31"/>
    </style:style>
    <style:style style:name="P47" style:family="paragraph" style:parent-style-name="Text_20_body">
      <style:paragraph-properties fo:margin-left="0.5in" fo:margin-right="0in" fo:text-indent="0in" style:auto-text-indent="false"/>
      <style:text-properties officeooo:paragraph-rsid="00cddb05"/>
    </style:style>
    <style:style style:name="P48" style:family="paragraph" style:parent-style-name="Text_20_body">
      <style:paragraph-properties fo:break-before="page"/>
      <style:text-properties officeooo:rsid="00bf85ae" officeooo:paragraph-rsid="00d6e1da"/>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Contents_20_2">
      <style:paragraph-properties>
        <style:tab-stops>
          <style:tab-stop style:position="6.9252in" style:type="right" style:leader-style="dotted" style:leader-text="."/>
        </style:tab-stops>
      </style:paragraph-properties>
    </style:style>
    <style:style style:name="P52" style:family="paragraph" style:parent-style-name="Contents_20_3">
      <style:paragraph-properties>
        <style:tab-stops>
          <style:tab-stop style:position="6.9252in" style:type="right" style:leader-style="dotted" style:leader-text="."/>
        </style:tab-stops>
      </style:paragraph-properties>
    </style:style>
    <style:style style:name="P53" style:family="paragraph" style:parent-style-name="Title" style:master-page-name="First_20_Page">
      <style:paragraph-properties style:page-number="auto"/>
    </style:style>
    <style:style style:name="P54" style:family="paragraph" style:parent-style-name="Heading_20_1" style:list-style-name=""/>
    <style:style style:name="P55" style:family="paragraph" style:parent-style-name="Heading_20_1">
      <style:paragraph-properties fo:break-before="page"/>
    </style:style>
    <style:style style:name="P56" style:family="paragraph" style:parent-style-name="Heading_20_1">
      <style:paragraph-properties fo:break-before="page"/>
      <style:text-properties officeooo:rsid="0032f8d1" officeooo:paragraph-rsid="003d5b8f"/>
    </style:style>
    <style:style style:name="P57" style:family="paragraph" style:parent-style-name="Heading_20_1">
      <style:paragraph-properties fo:break-before="page"/>
      <style:text-properties officeooo:rsid="0032f8d1" officeooo:paragraph-rsid="003f0174"/>
    </style:style>
    <style:style style:name="P58" style:family="paragraph" style:parent-style-name="Heading_20_1">
      <style:paragraph-properties fo:break-before="page"/>
      <style:text-properties officeooo:paragraph-rsid="003f0174"/>
    </style:style>
    <style:style style:name="P59" style:family="paragraph" style:parent-style-name="Heading_20_1">
      <style:paragraph-properties fo:line-height="100%" fo:break-before="page"/>
      <style:text-properties officeooo:paragraph-rsid="003f0174"/>
    </style:style>
    <style:style style:name="P60" style:family="paragraph" style:parent-style-name="Heading_20_2">
      <style:text-properties officeooo:rsid="001a2471" officeooo:paragraph-rsid="001a2471"/>
    </style:style>
    <style:style style:name="P61" style:family="paragraph" style:parent-style-name="Heading_20_2" style:list-style-name="">
      <style:text-properties officeooo:rsid="00314658" officeooo:paragraph-rsid="00314658"/>
    </style:style>
    <style:style style:name="P62" style:family="paragraph" style:parent-style-name="Heading_20_2">
      <style:text-properties style:text-underline-style="solid" style:text-underline-width="auto" style:text-underline-color="font-color"/>
    </style:style>
    <style:style style:name="P63" style:family="paragraph" style:parent-style-name="Heading_20_2">
      <style:paragraph-properties fo:line-height="100%"/>
    </style:style>
    <style:style style:name="P64" style:family="paragraph" style:parent-style-name="Heading_20_2">
      <style:text-properties officeooo:paragraph-rsid="0108693c"/>
    </style:style>
    <style:style style:name="P65" style:family="paragraph" style:parent-style-name="Heading_20_2">
      <style:paragraph-properties fo:break-before="page"/>
      <style:text-properties officeooo:rsid="00314658" officeooo:paragraph-rsid="00314658"/>
    </style:style>
    <style:style style:name="P66" style:family="paragraph" style:parent-style-name="Heading_20_3">
      <style:text-properties officeooo:rsid="00c29636" officeooo:paragraph-rsid="00c29636"/>
    </style:style>
    <style:style style:name="P67" style:family="paragraph" style:parent-style-name="Heading_20_3">
      <style:text-properties style:font-name="Liberation Sans" fo:font-weight="bold" officeooo:rsid="009c84fd" officeooo:paragraph-rsid="009c84fd" style:font-weight-asian="bold" style:font-weight-complex="bold"/>
    </style:style>
    <style:style style:name="P68" style:family="paragraph" style:parent-style-name="Heading_20_3">
      <style:text-properties officeooo:paragraph-rsid="00f1aaea"/>
    </style:style>
    <style:style style:name="P69" style:family="paragraph" style:parent-style-name="Text_20_body" style:list-style-name="L1">
      <style:text-properties officeooo:rsid="00c29636" officeooo:paragraph-rsid="00c6e691"/>
    </style:style>
    <style:style style:name="P70" style:family="paragraph" style:parent-style-name="Text_20_body" style:list-style-name="L2">
      <style:text-properties style:text-underline-style="none" fo:font-weight="normal" officeooo:rsid="00925e5e" officeooo:paragraph-rsid="00c94460" style:font-weight-asian="normal" style:font-weight-complex="normal"/>
    </style:style>
    <style:style style:name="P71" style:family="paragraph" style:parent-style-name="Text_20_body" style:list-style-name="L2">
      <style:text-properties style:text-underline-style="none" fo:font-weight="normal" officeooo:rsid="0092dcbf" officeooo:paragraph-rsid="00c94460" style:font-weight-asian="normal" style:font-weight-complex="normal"/>
    </style:style>
    <style:style style:name="P72" style:family="paragraph" style:parent-style-name="Text_20_body" style:list-style-name="L9">
      <style:text-properties style:text-underline-style="none" fo:font-weight="normal" officeooo:rsid="0092dcbf" officeooo:paragraph-rsid="0092dcbf" style:font-weight-asian="normal" style:font-weight-complex="normal"/>
    </style:style>
    <style:style style:name="P73" style:family="paragraph" style:parent-style-name="Text_20_body" style:list-style-name="L3">
      <style:text-properties officeooo:paragraph-rsid="00cddb05"/>
    </style:style>
    <style:style style:name="P74" style:family="paragraph" style:parent-style-name="Text_20_body" style:list-style-name="L3">
      <style:text-properties style:font-name="Liberation Serif" officeooo:paragraph-rsid="00cddb05"/>
    </style:style>
    <style:style style:name="P75" style:family="paragraph" style:parent-style-name="Text_20_body" style:list-style-name="L3">
      <style:text-properties style:font-name="Liberation Serif" officeooo:rsid="00ad0942" officeooo:paragraph-rsid="00cddb05"/>
    </style:style>
    <style:style style:name="P76" style:family="paragraph" style:parent-style-name="Text_20_body" style:list-style-name="L4">
      <style:text-properties officeooo:rsid="005d230d" officeooo:paragraph-rsid="005d230d"/>
    </style:style>
    <style:style style:name="P77" style:family="paragraph" style:parent-style-name="Text_20_body" style:list-style-name="L5">
      <style:text-properties officeooo:rsid="00651363" officeooo:paragraph-rsid="00651363"/>
    </style:style>
    <style:style style:name="P78" style:family="paragraph" style:parent-style-name="Text_20_body" style:list-style-name="L5">
      <style:text-properties officeooo:rsid="006687a0" officeooo:paragraph-rsid="006687a0"/>
    </style:style>
    <style:style style:name="P79" style:family="paragraph" style:parent-style-name="Text_20_body" style:list-style-name="L6">
      <style:text-properties officeooo:rsid="00690b4e" officeooo:paragraph-rsid="007784cf"/>
    </style:style>
    <style:style style:name="P80" style:family="paragraph" style:parent-style-name="Text_20_body" style:list-style-name="L6">
      <style:text-properties officeooo:rsid="00690b4e" officeooo:paragraph-rsid="007685d9"/>
    </style:style>
    <style:style style:name="P81" style:family="paragraph" style:parent-style-name="Text_20_body" style:list-style-name="L6">
      <style:text-properties officeooo:rsid="00690b4e" officeooo:paragraph-rsid="0074aea8"/>
    </style:style>
    <style:style style:name="P82" style:family="paragraph" style:parent-style-name="Text_20_body" style:list-style-name="L7">
      <style:text-properties officeooo:rsid="0083fa58" officeooo:paragraph-rsid="0083fa58"/>
    </style:style>
    <style:style style:name="P83" style:family="paragraph" style:parent-style-name="Text_20_body" style:list-style-name="L8">
      <style:text-properties officeooo:rsid="008d6310" officeooo:paragraph-rsid="008d6310"/>
    </style:style>
    <style:style style:name="P84" style:family="paragraph" style:parent-style-name="Text_20_body" style:list-style-name="L8">
      <style:text-properties officeooo:rsid="008ee835" officeooo:paragraph-rsid="008ee835"/>
    </style:style>
    <style:style style:name="P85" style:family="paragraph" style:parent-style-name="Text_20_body">
      <style:text-properties officeooo:rsid="00f4de51" officeooo:paragraph-rsid="00f4de51"/>
    </style:style>
    <style:style style:name="P86" style:family="paragraph" style:parent-style-name="Text_20_body" style:list-style-name="L10">
      <style:text-properties officeooo:rsid="00ec84b0" officeooo:paragraph-rsid="00f1aaea"/>
    </style:style>
    <style:style style:name="P87" style:family="paragraph" style:parent-style-name="Text_20_body">
      <style:text-properties officeooo:paragraph-rsid="0106ad71"/>
    </style:style>
    <style:style style:name="P88" style:family="paragraph" style:parent-style-name="Text_20_body">
      <style:text-properties officeooo:paragraph-rsid="0108693c"/>
    </style:style>
    <style:style style:name="T1" style:family="text">
      <style:text-properties officeooo:rsid="001a2471"/>
    </style:style>
    <style:style style:name="T2" style:family="text">
      <style:text-properties officeooo:rsid="0032f8d1"/>
    </style:style>
    <style:style style:name="T3" style:family="text">
      <style:text-properties officeooo:rsid="0039043b"/>
    </style:style>
    <style:style style:name="T4" style:family="text">
      <style:text-properties officeooo:rsid="0039622b"/>
    </style:style>
    <style:style style:name="T5" style:family="text">
      <style:text-properties officeooo:rsid="003c441b"/>
    </style:style>
    <style:style style:name="T6" style:family="text">
      <style:text-properties officeooo:rsid="0040e24c"/>
    </style:style>
    <style:style style:name="T7" style:family="text">
      <style:text-properties officeooo:rsid="00414f01"/>
    </style:style>
    <style:style style:name="T8" style:family="text">
      <style:text-properties style:font-name="Liberation Sans" fo:font-size="18.2000007629395pt" fo:font-weight="bold" officeooo:rsid="0032f8d1" style:font-name-asian="Microsoft YaHei" style:font-size-asian="18.2000007629395pt" style:font-weight-asian="bold" style:font-name-complex="Arial" style:font-size-complex="18.2000007629395pt" style:font-weight-complex="bold"/>
    </style:style>
    <style:style style:name="T9" style:family="text">
      <style:text-properties style:font-name="Liberation Sans" fo:font-size="18.2000007629395pt" fo:font-weight="bold" officeooo:rsid="0048d412" style:font-name-asian="Microsoft YaHei" style:font-size-asian="18.2000007629395pt" style:font-weight-asian="bold" style:font-name-complex="Arial" style:font-size-complex="18.2000007629395pt" style:font-weight-complex="bold"/>
    </style:style>
    <style:style style:name="T10" style:family="text">
      <style:text-properties style:font-name="Liberation Sans" fo:font-size="18.2000007629395pt" fo:font-weight="bold" officeooo:rsid="0049828a" style:font-name-asian="Microsoft YaHei" style:font-size-asian="18.2000007629395pt" style:font-weight-asian="bold" style:font-name-complex="Arial" style:font-size-complex="18.2000007629395pt" style:font-weight-complex="bold"/>
    </style:style>
    <style:style style:name="T11" style:family="text">
      <style:text-properties style:font-name="Liberation Sans" fo:font-size="16pt" fo:font-weight="bold" officeooo:rsid="00fb8912" style:font-name-asian="Microsoft YaHei" style:font-size-asian="16pt" style:font-weight-asian="bold" style:font-name-complex="Arial" style:font-size-complex="16pt" style:font-weight-complex="bold"/>
    </style:style>
    <style:style style:name="T12" style:family="text">
      <style:text-properties officeooo:rsid="0048d990"/>
    </style:style>
    <style:style style:name="T13" style:family="text">
      <style:text-properties officeooo:rsid="004a6d3b"/>
    </style:style>
    <style:style style:name="T14" style:family="text">
      <style:text-properties officeooo:rsid="004dca53"/>
    </style:style>
    <style:style style:name="T15" style:family="text">
      <style:text-properties officeooo:rsid="004fe52c"/>
    </style:style>
    <style:style style:name="T16" style:family="text">
      <style:text-properties officeooo:rsid="005d230d"/>
    </style:style>
    <style:style style:name="T17" style:family="text">
      <style:text-properties officeooo:rsid="00632431"/>
    </style:style>
    <style:style style:name="T18" style:family="text">
      <style:text-properties officeooo:rsid="006687a0"/>
    </style:style>
    <style:style style:name="T19" style:family="text">
      <style:text-properties officeooo:rsid="006c7948"/>
    </style:style>
    <style:style style:name="T20" style:family="text">
      <style:text-properties officeooo:rsid="006dacf2"/>
    </style:style>
    <style:style style:name="T21" style:family="text">
      <style:text-properties officeooo:rsid="0072bbf8"/>
    </style:style>
    <style:style style:name="T22" style:family="text">
      <style:text-properties officeooo:rsid="007685d9"/>
    </style:style>
    <style:style style:name="T23" style:family="text">
      <style:text-properties officeooo:rsid="0083fa58"/>
    </style:style>
    <style:style style:name="T24" style:family="text">
      <style:text-properties officeooo:rsid="0084ee2d"/>
    </style:style>
    <style:style style:name="T25" style:family="text">
      <style:text-properties officeooo:rsid="008b9f74"/>
    </style:style>
    <style:style style:name="T26" style:family="text">
      <style:text-properties officeooo:rsid="00925e5e"/>
    </style:style>
    <style:style style:name="T27" style:family="text">
      <style:text-properties style:text-underline-style="none" fo:font-weight="normal" officeooo:rsid="0092dcbf" style:font-weight-asian="normal" style:font-weight-complex="normal"/>
    </style:style>
    <style:style style:name="T28" style:family="text">
      <style:text-properties style:text-underline-style="none" fo:font-weight="normal" officeooo:rsid="00939583" style:font-weight-asian="normal" style:font-weight-complex="normal"/>
    </style:style>
    <style:style style:name="T29" style:family="text">
      <style:text-properties style:text-underline-style="none" fo:font-weight="normal" officeooo:rsid="00b3b829" style:font-weight-asian="normal" style:font-weight-complex="normal"/>
    </style:style>
    <style:style style:name="T30" style:family="text">
      <style:text-properties style:text-underline-style="none" fo:font-weight="normal" officeooo:rsid="00ca75bb" style:font-weight-asian="normal" style:font-weight-complex="normal"/>
    </style:style>
    <style:style style:name="T31" style:family="text">
      <style:text-properties style:text-underline-style="none" fo:font-weight="normal" officeooo:rsid="00cbf1b9" style:font-weight-asian="normal" style:font-weight-complex="normal"/>
    </style:style>
    <style:style style:name="T32" style:family="text">
      <style:text-properties style:text-underline-style="none" fo:font-weight="bold" officeooo:rsid="0092dcbf" style:font-weight-asian="bold" style:font-weight-complex="bold"/>
    </style:style>
    <style:style style:name="T33" style:family="text">
      <style:text-properties style:text-underline-style="none" fo:font-weight="bold" officeooo:rsid="00de428b" style:font-weight-asian="bold" style:font-weight-complex="bold"/>
    </style:style>
    <style:style style:name="T34" style:family="text">
      <style:text-properties style:text-underline-style="solid" style:text-underline-width="auto" style:text-underline-color="font-color" fo:font-weight="normal" officeooo:rsid="0092dcbf" style:font-weight-asian="normal" style:font-weight-complex="normal"/>
    </style:style>
    <style:style style:name="T35" style:family="text">
      <style:text-properties officeooo:rsid="009d1c94"/>
    </style:style>
    <style:style style:name="T36" style:family="text">
      <style:text-properties officeooo:rsid="009d6a54"/>
    </style:style>
    <style:style style:name="T37" style:family="text">
      <style:text-properties officeooo:rsid="00ac5871"/>
    </style:style>
    <style:style style:name="T38" style:family="text">
      <style:text-properties fo:font-weight="normal" style:font-weight-asian="normal" style:font-weight-complex="normal"/>
    </style:style>
    <style:style style:name="T39" style:family="text">
      <style:text-properties fo:font-weight="normal" officeooo:rsid="00b50e6b" style:font-weight-asian="normal" style:font-weight-complex="normal"/>
    </style:style>
    <style:style style:name="T40" style:family="text">
      <style:text-properties fo:font-weight="normal" officeooo:rsid="00b63d25" style:font-weight-asian="normal" style:font-weight-complex="normal"/>
    </style:style>
    <style:style style:name="T41" style:family="text">
      <style:text-properties fo:font-weight="normal" officeooo:rsid="00b75f0a" style:font-weight-asian="normal" style:font-weight-complex="normal"/>
    </style:style>
    <style:style style:name="T42" style:family="text">
      <style:text-properties fo:font-weight="normal" officeooo:rsid="00bb10fa" style:font-weight-asian="normal" style:font-weight-complex="normal"/>
    </style:style>
    <style:style style:name="T43" style:family="text">
      <style:text-properties fo:font-weight="normal" officeooo:rsid="00b8c09a" style:font-weight-asian="normal" style:font-weight-complex="normal"/>
    </style:style>
    <style:style style:name="T44" style:family="text">
      <style:text-properties style:font-name="Courier New" fo:font-weight="normal" style:font-weight-asian="normal" style:font-weight-complex="normal"/>
    </style:style>
    <style:style style:name="T45" style:family="text">
      <style:text-properties style:font-name="Courier New" fo:font-weight="normal" officeooo:rsid="00b69f49" style:font-weight-asian="normal" style:font-weight-complex="normal"/>
    </style:style>
    <style:style style:name="T46" style:family="text">
      <style:text-properties officeooo:rsid="00ad0942"/>
    </style:style>
    <style:style style:name="T47" style:family="text">
      <style:text-properties officeooo:rsid="00adf5c0"/>
    </style:style>
    <style:style style:name="T48" style:family="text">
      <style:text-properties officeooo:rsid="00af2eaf"/>
    </style:style>
    <style:style style:name="T49" style:family="text">
      <style:text-properties officeooo:rsid="00b15ff1"/>
    </style:style>
    <style:style style:name="T50" style:family="text">
      <style:text-properties officeooo:rsid="00b1fb52"/>
    </style:style>
    <style:style style:name="T51" style:family="text">
      <style:text-properties officeooo:rsid="00b2ab33"/>
    </style:style>
    <style:style style:name="T52" style:family="text">
      <style:text-properties officeooo:rsid="00b8c09a"/>
    </style:style>
    <style:style style:name="T53" style:family="text">
      <style:text-properties officeooo:rsid="00bc4699"/>
    </style:style>
    <style:style style:name="T54" style:family="text">
      <style:text-properties officeooo:rsid="00c0bc8f"/>
    </style:style>
    <style:style style:name="T55" style:family="text">
      <style:text-properties officeooo:rsid="00c4413a"/>
    </style:style>
    <style:style style:name="T56" style:family="text">
      <style:text-properties officeooo:rsid="00c94460"/>
    </style:style>
    <style:style style:name="T57" style:family="text">
      <style:text-properties officeooo:rsid="00ca75bb"/>
    </style:style>
    <style:style style:name="T58" style:family="text">
      <style:text-properties style:font-name="Liberation Serif"/>
    </style:style>
    <style:style style:name="T59" style:family="text">
      <style:text-properties style:font-name="Liberation Serif" officeooo:rsid="00af2eaf"/>
    </style:style>
    <style:style style:name="T60" style:family="text">
      <style:text-properties officeooo:rsid="00d6e1da"/>
    </style:style>
    <style:style style:name="T61" style:family="text">
      <style:text-properties officeooo:rsid="00da9ae6"/>
    </style:style>
    <style:style style:name="T62" style:family="text">
      <style:text-properties officeooo:rsid="00f06966"/>
    </style:style>
    <style:style style:name="T63" style:family="text">
      <style:text-properties officeooo:rsid="00f1aaea"/>
    </style:style>
    <style:style style:name="T64" style:family="text">
      <style:text-properties officeooo:rsid="00f68228"/>
    </style:style>
    <style:style style:name="T65" style:family="text">
      <style:text-properties fo:font-size="16pt" style:font-size-asian="16pt" style:font-size-complex="16pt"/>
    </style:style>
    <style:style style:name="T66" style:family="text">
      <style:text-properties fo:font-size="16pt" officeooo:rsid="00fb8912" style:font-size-asian="16pt" style:font-size-complex="16pt"/>
    </style:style>
    <style:style style:name="T67" style:family="text">
      <style:text-properties officeooo:rsid="001b63fd"/>
    </style:style>
    <style:style style:name="T68" style:family="text">
      <style:text-properties officeooo:rsid="002244f5"/>
    </style:style>
    <style:style style:name="T69" style:family="text">
      <style:text-properties officeooo:rsid="0025b9a9"/>
    </style:style>
    <style:style style:name="T70" style:family="text">
      <style:text-properties officeooo:rsid="0108693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Standard"/>
      <text:p text:style-name="Title">The WIT Guide Supplement</text:p>
      <text:p text:style-name="Title"/>
      <text:p text:style-name="P43">A Supplement to the Book,</text:p>
      <text:p text:style-name="Title"><text:span text:style-name="T65"><text:s/>"</text:span><text:span text:style-name="T11">WIT</text:span><text:span text:style-name="T65">:</text:span><text:span text:style-name="T66"> </text:span><text:span text:style-name="T65">User's Guide and Reference",</text:span></text:p>
      <text:p text:style-name="P44"><text:span text:style-name="T4">A</text:span>lso <text:span text:style-name="T3">K</text:span>nown as "The WIT Guide".</text:p>
      <text:p text:style-name="P44"/>
      <text:p text:style-name="P45">For WIT Release 9.0</text:p>
      <text:p text:style-name="P44"/>
      <text:p text:style-name="P44"><text:date style:data-style-name="N76" text:date-value="2022-03-31T10:59:33.408000008">March 31, 202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Table of Contents</text:p>
          </text:index-title>
          <text:p text:style-name="P50"><text:a xlink:type="simple" xlink:href="#__RefHeading___Toc787_724937759" text:style-name="Index_20_Link" text:visited-style-name="Index_20_Link">Preface<text:tab/>3</text:a></text:p>
          <text:p text:style-name="P51"><text:a xlink:type="simple" xlink:href="#__RefHeading___Toc789_724937759" text:style-name="Index_20_Link" text:visited-style-name="Index_20_Link">About this document<text:tab/>3</text:a></text:p>
          <text:p text:style-name="P51"><text:a xlink:type="simple" xlink:href="#__RefHeading___Toc791_724937759" text:style-name="Index_20_Link" text:visited-style-name="Index_20_Link">How this document is organized<text:tab/>3</text:a></text:p>
          <text:p text:style-name="P51"><text:a xlink:type="simple" xlink:href="#__RefHeading___Toc793_724937759" text:style-name="Index_20_Link" text:visited-style-name="Index_20_Link">Summary of WIT Software Changes<text:tab/>4</text:a></text:p>
          <text:p text:style-name="P52"><text:a xlink:type="simple" xlink:href="#__RefHeading___Toc795_724937759" text:style-name="Index_20_Link" text:visited-style-name="Index_20_Link">Change History Release 9.0<text:tab/>4</text:a></text:p>
          <text:p text:style-name="P50"><text:a xlink:type="simple" xlink:href="#__RefHeading___Toc797_724937759" text:style-name="Index_20_Link" text:visited-style-name="Index_20_Link">Chapter 1: Introducing WIT<text:tab/>5</text:a></text:p>
          <text:p text:style-name="P51"><text:a xlink:type="simple" xlink:href="#__RefHeading___Toc799_724937759" text:style-name="Index_20_Link" text:visited-style-name="Index_20_Link">Additional Capabilities of WIT<text:tab/>5</text:a></text:p>
          <text:p text:style-name="P52"><text:a xlink:type="simple" xlink:href="#__RefHeading___Toc801_724937759" text:style-name="Index_20_Link" text:visited-style-name="Index_20_Link">Using COIN Solvers to Solve the Optimization Problem<text:tab/>5</text:a></text:p>
          <text:p text:style-name="P50"><text:a xlink:type="simple" xlink:href="#__RefHeading___Toc803_724937759" text:style-name="Index_20_Link" text:visited-style-name="Index_20_Link">Chapter 2: WIT Data Attributes<text:tab/>7</text:a></text:p>
          <text:p text:style-name="P51"><text:a xlink:type="simple" xlink:href="#__RefHeading___Toc805_724937759" text:style-name="Index_20_Link" text:visited-style-name="Index_20_Link">Global (WIT Problem) Attributes<text:tab/>7</text:a></text:p>
          <text:p text:style-name="P50"><text:a xlink:type="simple" xlink:href="#__RefHeading___Toc807_724937759" text:style-name="Index_20_Link" text:visited-style-name="Index_20_Link">Chapter 3: Using the WIT Stand-Alone Executable<text:tab/>8</text:a></text:p>
          <text:p text:style-name="P50"><text:a xlink:type="simple" xlink:href="#__RefHeading___Toc809_724937759" text:style-name="Index_20_Link" text:visited-style-name="Index_20_Link">Chapter 4: Using the API: Application Program Interface<text:tab/>9</text:a></text:p>
          <text:p text:style-name="P52"><text:a xlink:type="simple" xlink:href="#__RefHeading___Toc811_724937759" text:style-name="Index_20_Link" text:visited-style-name="Index_20_Link">Table 6<text:tab/>9</text:a></text:p>
          <text:p text:style-name="P50"><text:a xlink:type="simple" xlink:href="#__RefHeading___Toc813_724937759" text:style-name="Index_20_Link" text:visited-style-name="Index_20_Link">Chapter 5: API Function Library<text:tab/>10</text:a></text:p>
          <text:p text:style-name="P51"><text:a xlink:type="simple" xlink:href="#__RefHeading___Toc815_724937759" text:style-name="Index_20_Link" text:visited-style-name="Index_20_Link">Global Data Functions<text:tab/>10</text:a></text:p>
          <text:p text:style-name="P50"><text:a xlink:type="simple" xlink:href="#__RefHeading___Toc730_3259747252" text:style-name="Index_20_Link" text:visited-style-name="Index_20_Link">Chapter 6: Corrections of Errors in The WIT Guide<text:tab/>11</text:a></text:p>
        </text:index-body>
      </text:table-of-content>
      <text:h text:style-name="P54" text:outline-level="1"/>
      <text:h text:style-name="P55" text:outline-level="1"><text:bookmark-start text:name="__RefHeading___Toc787_724937759"/>P<text:span text:style-name="T1">reface</text:span><text:bookmark-end text:name="__RefHeading___Toc787_724937759"/></text:h>
      <text:h text:style-name="P60" text:outline-level="2"><text:bookmark-start text:name="__RefHeading___Toc789_724937759"/>About this document<text:bookmark-end text:name="__RefHeading___Toc789_724937759"/></text:h>
      <text:p text:style-name="P87"><text:span text:style-name="T67">The book, "WIT: User's Guide and Reference" is the reference manual for the WIT open-source software tool. It is commonly called "The WIT Guide". This document is a supplement to The WIT Guide.</text:span></text:p>
      <text:p text:style-name="P88"><text:span text:style-name="T70">Before WIT was made open-source, the WIT Guide was written and maintained in FrameMaker. Now that WIT is open-source, the team that is working on it doesn't have a FrameMaker license (They are expensive.), so we (the WIT team) are treating the WIT Guide as a fixed document and just using the PDF version of it, wit.pdf. We actually used a PDF editor to make some small, essential revisions to wit.pdf, but beyond that, we expect to make no further changes to the WIT Guide. On the other hand, WIT itself is being revised, so we need to provide user documentation to the revised code. That is the purpose of this document: to provide user documentation for the aspects of WIT that have changed since it became open-source. A secondary purpose is to provide corrections of errors in The WIT Guide.</text:span></text:p>
      <text:h text:style-name="P64" text:outline-level="2"><text:bookmark-start text:name="__RefHeading___Toc791_724937759"/><text:span text:style-name="T69">How this document is organized</text:span><text:bookmark-end text:name="__RefHeading___Toc791_724937759"/></text:h>
      <text:p text:style-name="P2">For clarity, the chapters of this document correspond directly to the chapters of The WIT Guide. So<text:span text:style-name="T53"> for example, Chapter 1 explains new or revised features of WIT, Chapter 2 defines new or revised attributes of WIT's data objects, etc. The last chapter is a list of corrections of errors in The WIT Guide.</text:span></text:p>
      <text:h text:style-name="P61" text:outline-level="2"/>
      <text:h text:style-name="P65" text:outline-level="2"><text:bookmark-start text:name="__RefHeading___Toc793_724937759"/>Summary of WIT Software Changes<text:bookmark-end text:name="__RefHeading___Toc793_724937759"/></text:h>
      <text:h text:style-name="P66" text:outline-level="3"><text:bookmark-start text:name="__RefHeading___Toc795_724937759"/>Change History Release 9.0<text:bookmark-end text:name="__RefHeading___Toc795_724937759"/></text:h>
      <text:list xml:id="list2997445412" text:style-name="L1">
        <text:list-item>
          <text:p text:style-name="P69">A capability has been added that optionally allows WIT to solve its optimization problems using solvers from COIN-OR instead of CPLEX. <text:span text:style-name="T55">The COIN-OR solvers used are CLP and CBC.</text:span></text:p>
        </text:list-item>
      </text:list>
      <text:p text:style-name="P46">There are <text:span text:style-name="T57">two</text:span> new attributes for this capability:</text:p>
      <text:list xml:id="list1288118499" text:style-name="L2">
        <text:list-item>
          <text:p text:style-name="P70">coinEmbedded<text:span text:style-name="T56">, a global output boolean attribute</text:span></text:p>
        </text:list-item>
        <text:list-item>
          <text:p text:style-name="P71">preferCoin<text:span text:style-name="T56">, a global input boolean attribute</text:span></text:p>
        </text:list-item>
      </text:list>
      <text:p text:style-name="P47"><text:span text:style-name="T30">And there are three new</text:span><text:span text:style-name="T31"> API functions for it:</text:span></text:p>
      <text:list xml:id="list1770334405" text:style-name="L3">
        <text:list-item>
          <text:p text:style-name="P74">witGetCoinEmbedded</text:p>
        </text:list-item>
        <text:list-item>
          <text:p text:style-name="P73"><text:span text:style-name="T58">witGet</text:span><text:span text:style-name="T59">Prefer</text:span><text:span text:style-name="T58">Coin</text:span></text:p>
        </text:list-item>
        <text:list-item>
          <text:p text:style-name="P75">witSetPreferCoin</text:p>
        </text:list-item>
      </text:list>
      <text:p text:style-name="P3"/>
      <text:h text:style-name="P56" text:outline-level="1"><text:bookmark-start text:name="__RefHeading___Toc797_724937759"/>Chapter 1: Introducing WIT<text:bookmark-end text:name="__RefHeading___Toc797_724937759"/></text:h>
      <text:h text:style-name="Heading_20_2" text:outline-level="2"><text:bookmark-start text:name="__RefHeading___Toc799_724937759"/>A<text:span text:style-name="T14">dditional Capabilities of WIT</text:span><text:bookmark-end text:name="__RefHeading___Toc799_724937759"/></text:h>
      <text:p text:style-name="P42"><text:span text:style-name="T41">(C</text:span><text:span text:style-name="T42">apabilities</text:span><text:span text:style-name="T41"> that have been added</text:span><text:span text:style-name="T43"> t</text:span><text:span text:style-name="T42">o</text:span><text:span text:style-name="T43"> WIT</text:span><text:span text:style-name="T41"> since </text:span><text:span text:style-name="T43">it</text:span><text:span text:style-name="T41"> became open-source.)</text:span></text:p>
      <text:h text:style-name="Heading_20_3" text:outline-level="3"><text:bookmark-start text:name="__RefHeading___Toc801_724937759"/><text:span text:style-name="T20">Using COIN Solvers to </text:span>Solv<text:span text:style-name="T20">e the Optimization Problem</text:span><text:bookmark-end text:name="__RefHeading___Toc801_724937759"/></text:h>
      <text:p text:style-name="P5">In the <text:span text:style-name="T15">closed-source version of WIT, during optimizing implosion, WIT would solve its optimization problem (either LP or MIP) by invoking CPLEX. In the open-source version, CPLEX can still be used for this purpose, but a new alternative is now available: WIT can now use solvers from COIN-OR to solve its optimization problem. COIN-OR is a community that creates open-source implementations of Operations Research algorithms. For information on COIN-OR, see:</text:span></text:p>
      <text:p text:style-name="P7">https://www.coin-or.org/</text:p>
      <text:p text:style-name="P6">Specifically, WIT uses the following<text:span text:style-name="T16"> solvers from COIN-OR: CLP and CBC. When WIT is using its COIN solvers:</text:span></text:p>
      <text:list xml:id="list62385575" text:style-name="L4">
        <text:list-item>
          <text:p text:style-name="P76">It invokes CLP through its OSI interface to solve WIT's LP problem.</text:p>
        </text:list-item>
        <text:list-item>
          <text:p text:style-name="P76">It invokes CBC (with CLP as the LP solver) to solve WIT's MIP problem.</text:p>
        </text:list-item>
      </text:list>
      <text:p text:style-name="P8">If WIT is to use the COIN solvers to solve its optimization problem, it must be built with with the COIN solvers embedded. This is called building WIT with COIN embedded.<text:span text:style-name="T17"> Specifically, WIT can be built in the following four ways, regarding solvers:</text:span></text:p>
      <text:list xml:id="list3488094377" text:style-name="L5">
        <text:list-item>
          <text:p text:style-name="P77">With CPLEX embedded and not COIN</text:p>
        </text:list-item>
        <text:list-item>
          <text:p text:style-name="P77">With COIN<text:span text:style-name="T18"> embedded</text:span> and not CPLEX</text:p>
        </text:list-item>
        <text:list-item>
          <text:p text:style-name="P78">With both CPLEX and COIN embedded</text:p>
        </text:list-item>
        <text:list-item>
          <text:p text:style-name="P78">With neither CPLEX or COIN embedded</text:p>
        </text:list-item>
      </text:list>
      <text:p text:style-name="P20">(Note that the WIT Guide was intended to be platform independent, so it doesn't provide explanations on how to build WIT on various platforms, and therefore neither does this supplement.)</text:p>
      <text:p text:style-name="P48">WIT selects the solver to use based on which solver(s) are embedded and on the value of a global boolean input attribute, preferCoin<text:span text:style-name="T60">. (See "</text:span><text:span text:style-name="T60"><text:reference-ref text:reference-format="text" text:ref-name="preferCoin">preferCoin</text:reference-ref></text:span><text:span text:style-name="T60">" on page </text:span><text:span text:style-name="T60"><text:reference-ref text:reference-format="page" text:ref-name="preferCoin">7</text:reference-ref></text:span><text:span text:style-name="T60">.)</text:span> Specifically, when optimizing implosion is invoked, WIT selects the solver to use by the following rule:</text:p>
      <text:list xml:id="list1154697445" text:style-name="L6">
        <text:list-item>
          <text:p text:style-name="P79">If WIT was built with both COIN and CPLEX embedded and preferCoin is TRUE, the COIN solvers are used.</text:p>
        </text:list-item>
        <text:list-item>
          <text:p text:style-name="P79">If WIT was built with both COIN and CPLEX embedded<text:span text:style-name="T21"> and preferCoin is FALSE, </text:span>CPLEX is used.</text:p>
        </text:list-item>
        <text:list-item>
          <text:p text:style-name="P80">If WIT was built with COIN embedded and not CPLEX, the COIN solvers are used.</text:p>
        </text:list-item>
        <text:list-item>
          <text:p text:style-name="P80">If WIT was built with CPLEX embedded and not COIN, CPLEX is used.</text:p>
        </text:list-item>
        <text:list-item>
          <text:p text:style-name="P81">If WIT was built with neither C<text:span text:style-name="T22">OIN</text:span> nor C<text:span text:style-name="T22">PLEX</text:span> embedded, a severe error is issued.</text:p>
        </text:list-item>
      </text:list>
      <text:p text:style-name="P18">T<text:span text:style-name="T54">here are t</text:span>wo other attributes relevant to the selection<text:span text:style-name="T24"> of solver</text:span>: <text:span text:style-name="T23">coinEmbedded and cplexEmbedded. (See "</text:span><text:span text:style-name="T23"><text:reference-ref text:reference-format="text" text:ref-name="coinEmbedded">coinEmbedded</text:reference-ref></text:span><text:span text:style-name="T23">" on page </text:span><text:span text:style-name="T23"><text:reference-ref text:reference-format="page" text:ref-name="coinEmbedded">7</text:reference-ref></text:span><text:span text:style-name="T23"><text:s/>and "cplexEmbedded" on page 99 of the WIT Guide.)</text:span> <text:span text:style-name="T23">Both of these are global boolean output attributes:</text:span></text:p>
      <text:list xml:id="list3406834826" text:style-name="L7">
        <text:list-item>
          <text:p text:style-name="P82">coinEmbedded is TRUE, if and only if COIN is embedded into the current build of WIT.</text:p>
        </text:list-item>
        <text:list-item>
          <text:p text:style-name="P82">cplexEmbedded is TRUE, if and only if CPLEX is embedded into the current build of WIT.</text:p>
        </text:list-item>
      </text:list>
      <text:p text:style-name="P11">WIT has several data attributes that <text:span text:style-name="T25">contain "cplex" in their name</text:span>, e.g, cplexStatusCode.<text:span text:style-name="T25"> These attributes are specific to CPLEX do not apply to the COIN solvers. Other than those CPLEX-specific attributes, when the WIT Guide mentions CPLEX, the statements made should be re-interpreted to apply to whichever solver is being used, CPLEX or COIN.</text:span></text:p>
      <text:p text:style-name="P12">When the COIN solvers are selected, they are used for any WIT capability that requires optimization:</text:p>
      <text:list xml:id="list4167365980" text:style-name="L8">
        <text:list-item>
          <text:p text:style-name="P83">Optimizing Implosion with LP</text:p>
        </text:list-item>
        <text:list-item>
          <text:p text:style-name="P83">Optimizing Implosion with MIP</text:p>
        </text:list-item>
        <text:list-item>
          <text:p text:style-name="P83">Accelerated Optimizing Implosion</text:p>
        </text:list-item>
        <text:list-item>
          <text:p text:style-name="P83">Optimizing Implosion with Multiple Objectives</text:p>
        </text:list-item>
        <text:list-item>
          <text:p text:style-name="P84">Stochastic Implosion</text:p>
        </text:list-item>
      </text:list>
      <text:p text:style-name="P12"/>
      <text:p text:style-name="P10"><text:s/></text:p>
      <text:p text:style-name="P9"/>
      <text:h text:style-name="P57" text:outline-level="1"><text:bookmark-start text:name="__RefHeading___Toc803_724937759"/>Chapter <text:span text:style-name="T6">2</text:span>: WIT<text:span text:style-name="T7"> Data Attributes</text:span><text:bookmark-end text:name="__RefHeading___Toc803_724937759"/></text:h>
      <text:p text:style-name="P41">(Attributes that have been added<text:span text:style-name="T52"> to WIT</text:span> since <text:span text:style-name="T52">it</text:span> became open-source.)</text:p>
      <text:h text:style-name="P62" text:outline-level="2"><text:bookmark-start text:name="__RefHeading___Toc805_724937759"/>G<text:span text:style-name="T26">lobal (WIT Problem) Attributes</text:span><text:bookmark-end text:name="__RefHeading___Toc805_724937759"/></text:h>
      <text:p text:style-name="P13"/>
      <text:p text:style-name="P14"><text:reference-mark-start text:name="coinEmbedded"/><text:span text:style-name="T61">c</text:span>oinEmbedded<text:reference-mark-end text:name="coinEmbedded"/></text:p>
      <text:p text:style-name="P22">Output</text:p>
      <text:p text:style-name="P22">Boolean</text:p>
      <text:p text:style-name="P22">TRUE, if<text:span text:style-name="T64"> and only if</text:span> the COIN solvers were embedded into the current build of WIT.</text:p>
      <text:p text:style-name="P19"><text:reference-mark-start text:name="preferCoin"/><text:span text:style-name="T33">p</text:span><text:span text:style-name="T32">referCoin</text:span><text:reference-mark-end text:name="preferCoin"/></text:p>
      <text:p text:style-name="P23">Input</text:p>
      <text:p text:style-name="P23">Boolean</text:p>
      <text:p text:style-name="P23">Default Value: FALSE</text:p>
      <text:p text:style-name="P21"><text:span text:style-name="T27">If </text:span><text:span text:style-name="T34">both</text:span><text:span text:style-name="T27"> COIN and CPLEX are embedded into the current build of WIT, then:</text:span></text:p>
      <text:list xml:id="list3999299845" text:style-name="L9">
        <text:list-item>
          <text:p text:style-name="P72">WIT will use the COIN solvers to solve optimization problems, when preferCoin is TRUE. </text:p>
        </text:list-item>
        <text:list-item>
          <text:p text:style-name="P72">WIT will use CPLEX to solve optimization problems, when preferCoin is FALSE.</text:p>
        </text:list-item>
      </text:list>
      <text:p text:style-name="P21"><text:span text:style-name="T27">If only one of the solvers (COIN o</text:span><text:span text:style-name="T28">r</text:span><text:span text:style-name="T27"> CPLEX) is embedded into the current build of WIT, or none is, then this attribute h</text:span><text:span text:style-name="T29">as no effect.</text:span></text:p>
      <text:h text:style-name="P58" text:outline-level="1"><text:bookmark-start text:name="__RefHeading___Toc807_724937759"/><text:span text:style-name="T2">Chapter 3: </text:span><text:span text:style-name="T8">U</text:span><text:span text:style-name="T9">sing the</text:span><text:span text:style-name="T2"> WIT Stand-Alone Executable</text:span><text:bookmark-end text:name="__RefHeading___Toc807_724937759"/></text:h>
      <text:p text:style-name="P4"/>
      <text:p text:style-name="P4">T<text:span text:style-name="T13">here are no revisions to WIT that need to be documented in this chapter.</text:span></text:p>
      <text:h text:style-name="P57" text:outline-level="1"><text:bookmark-start text:name="__RefHeading___Toc809_724937759"/>Chapter <text:span text:style-name="T12">4: Using the API: Application Program Interface</text:span><text:bookmark-end text:name="__RefHeading___Toc809_724937759"/></text:h>
      <text:h text:style-name="P67" text:outline-level="3"/>
      <text:h text:style-name="P67" text:outline-level="3"><text:bookmark-start text:name="__RefHeading___Toc811_724937759"/>Table 6<text:bookmark-end text:name="__RefHeading___Toc811_724937759"/></text:h>
      <text:p text:style-name="P39">Which Attributes Can Be Changed While Preserving an Accelerated State</text:p>
      <text:p text:style-name="P40">(Attributes that have been added<text:span text:style-name="T52"> to WIT</text:span> since <text:span text:style-name="T52">it</text:span> became open-source.)</text:p>
      <table:table table:name="Table6" table:style-name="Table6">
        <table:table-column table:style-name="Table6.A"/>
        <table:table-column table:style-name="Table6.B"/>
        <table:table-column table:style-name="Table6.C"/>
        <table:table-row>
          <table:table-cell table:style-name="Table6.A1" office:value-type="string">
            <text:p text:style-name="P36">Attribute</text:p>
            <text:p text:style-name="P36">(Input Attributes Only)</text:p>
          </table:table-cell>
          <table:table-cell table:style-name="Table6.A1" office:value-type="string">
            <text:p text:style-name="P35">Object Type</text:p>
          </table:table-cell>
          <table:table-cell table:style-name="Table6.C1" office:value-type="string">
            <text:p text:style-name="P38"><text:span text:style-name="T35">Can this a</text:span>ttribute<text:span text:style-name="T35"> b</text:span>e <text:span text:style-name="T35">c</text:span>hanged<text:span text:style-name="T36"> w</text:span>hile <text:span text:style-name="T35">p</text:span>reserving an <text:span text:style-name="T35">a</text:span>ccelerated <text:span text:style-name="T35">s</text:span>tate<text:span text:style-name="T35">?</text:span></text:p>
          </table:table-cell>
        </table:table-row>
        <table:table-row>
          <table:table-cell table:style-name="Table6.A2" office:value-type="string">
            <text:p text:style-name="P34">preferCoin</text:p>
          </table:table-cell>
          <table:table-cell table:style-name="Table6.A2" office:value-type="string">
            <text:p text:style-name="P34">Global</text:p>
          </table:table-cell>
          <table:table-cell table:style-name="Table6.C2" office:value-type="string">
            <text:p text:style-name="P34">No</text:p>
          </table:table-cell>
        </table:table-row>
      </table:table>
      <text:p text:style-name="P37"/>
      <text:h text:style-name="P59" text:outline-level="1"><text:bookmark-start text:name="__RefHeading___Toc813_724937759"/><text:span text:style-name="T2">Chapter </text:span><text:span text:style-name="T8">5</text:span><text:span text:style-name="T10">: API Function Library</text:span><text:bookmark-end text:name="__RefHeading___Toc813_724937759"/></text:h>
      <text:h text:style-name="P63" text:outline-level="2"><text:bookmark-start text:name="__RefHeading___Toc815_724937759"/>Gl<text:span text:style-name="T37">obal Data Functions</text:span><text:bookmark-end text:name="__RefHeading___Toc815_724937759"/></text:h>
      <text:p text:style-name="P17"/>
      <text:p text:style-name="P15">witGetAttribute</text:p>
      <text:p text:style-name="P24"><text:span text:style-name="T38">T</text:span><text:span text:style-name="T40">hese are t</text:span><text:span text:style-name="T38">he </text:span><text:span text:style-name="T44">witGetAttribute</text:span><text:span text:style-name="T38"> functions</text:span><text:span text:style-name="T39"> that have been added</text:span><text:span text:style-name="T40"> to WIT</text:span><text:span text:style-name="T39"> since </text:span><text:span text:style-name="T40">it</text:span><text:span text:style-name="T39"> became open-source</text:span><text:span text:style-name="T38">:</text:span></text:p>
      <text:p text:style-name="P32"/>
      <text:p text:style-name="P30">witReturnCode witGetCoinEmbedded</text:p>
      <text:p text:style-name="P30">( <text:span text:style-name="T46"><text:s text:c="2"/></text:span>WitRun * const theWitRun,</text:p>
      <text:p text:style-name="P26"><text:s text:c="4"/>witBoolean * <text:s text:c="2"/>c<text:span text:style-name="T47">oin</text:span>Embedded);</text:p>
      <text:p text:style-name="P31">witReturnCode witGet<text:span text:style-name="T48">Prefer</text:span>Coin</text:p>
      <text:p text:style-name="P31">( <text:span text:style-name="T46"><text:s text:c="2"/></text:span>WitRun * const theWitRun,</text:p>
      <text:p text:style-name="P27"><text:s text:c="4"/>witBoolean * <text:s text:c="2"/><text:span text:style-name="T48">preferCoin</text:span>);</text:p>
      <text:p text:style-name="P16"/>
      <text:p text:style-name="P16">wit<text:span text:style-name="T49">S</text:span>etAttribute</text:p>
      <text:p text:style-name="P25"><text:span text:style-name="T38">T</text:span><text:span text:style-name="T40">hese are t</text:span><text:span text:style-name="T38">he </text:span><text:span text:style-name="T44">wit</text:span><text:span text:style-name="T45">S</text:span><text:span text:style-name="T44">etAttribute</text:span><text:span text:style-name="T38"> functions</text:span><text:span text:style-name="T39"> that have been added</text:span><text:span text:style-name="T40"> to WIT</text:span><text:span text:style-name="T39"> since </text:span><text:span text:style-name="T40">it</text:span><text:span text:style-name="T39"> became open-source</text:span><text:span text:style-name="T38">:</text:span></text:p>
      <text:p text:style-name="P33"/>
      <text:p text:style-name="P28">witReturnCode wit<text:span text:style-name="T50">S</text:span>et<text:span text:style-name="T48">Prefer</text:span>Coin</text:p>
      <text:p text:style-name="P28">( <text:s text:c="2"/>WitRun * const theWitRun,</text:p>
      <text:p text:style-name="P29"><text:span text:style-name="T51"><text:s text:c="4"/>const </text:span>witBoolean <text:span text:style-name="T48">preferCoin</text:span>);</text:p>
      <text:h text:style-name="P54" text:outline-level="1"/>
      <text:h text:style-name="P55" text:outline-level="1"><text:bookmark-start text:name="__RefHeading___Toc730_3259747252"/>Chapter 6:<text:span text:style-name="T63"> Corrections of Errors in The WIT Guide</text:span><text:bookmark-end text:name="__RefHeading___Toc730_3259747252"/></text:h>
      <text:p text:style-name="P85">The following is a list of corrections of errors that have been found in The WIT Guide since WIT became open source:</text:p>
      <text:list xml:id="list2179666537" text:style-name="L10">
        <text:list-item>
          <text:p text:style-name="P86">Page 5 of The WIT Guide indicates that a demand is associated with a material part. Actually, a demand may be associated with either a material part or a capacity.</text:p>
        </text:list-item>
      </text:list>
      <text:h text:style-name="P68" text:outline-level="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2in" fo:margin-right="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03T22:29:05.688000000</meta:creation-date>
    <meta:generator>LibreOffice/6.3.5.2$Windows_X86_64 LibreOffice_project/dd0751754f11728f69b42ee2af66670068624673</meta:generator>
    <dc:date>2022-03-31T10:58:11.188000000</dc:date>
    <meta:editing-duration>PT12H12M46S</meta:editing-duration>
    <meta:editing-cycles>220</meta:editing-cycles>
    <meta:print-date>2022-03-31T10:20:47.309000000</meta:print-date>
    <meta:document-statistic meta:table-count="1" meta:image-count="0" meta:object-count="0" meta:page-count="11" meta:paragraph-count="118" meta:word-count="1289" meta:character-count="7666" meta:non-whitespace-character-count="6496"/>
  </office:meta>
</office:document-meta>
</file>